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VETERINARIA LULA SR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SONES PEREZ, JIMMY POO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PANDURO LOPEZ, ERSO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9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CARGUERO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/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3:46:2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